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bc6ec" style:font-size-asian="10pt" style:font-size-complex="10pt"/>
    </style:style>
    <style:style style:name="P3" style:family="paragraph" style:parent-style-name="Standard">
      <style:text-properties fo:color="#c9211e" fo:font-size="10pt" officeooo:paragraph-rsid="00065f86" style:font-size-asian="10pt" style:font-size-complex="10pt"/>
    </style:style>
    <style:style style:name="P4" style:family="paragraph" style:parent-style-name="Standard">
      <style:text-properties fo:color="#c9211e" fo:font-size="10pt" fo:font-weight="bold" officeooo:paragraph-rsid="00065f86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font-variant="normal" fo:text-transform="none" fo:color="#1f2328" style:font-name="ui-monospace" fo:font-size="7.19999980926514pt" fo:letter-spacing="normal" fo:font-style="normal" fo:font-weight="normal" officeooo:paragraph-rsid="00065f86" style:font-size-asian="10pt" style:font-size-complex="10pt"/>
    </style:style>
    <style:style style:name="P6" style:family="paragraph" style:parent-style-name="Preformatted_20_Text">
      <style:paragraph-properties fo:margin-top="0in" fo:margin-bottom="0in" loext:contextual-spacing="false" fo:orphans="2" fo:widows="2"/>
    </style:style>
    <style:style style:name="P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P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 officeooo:paragraph-rsid="00141381"/>
    </style:style>
    <style:style style:name="P9" style:family="paragraph" style:parent-style-name="Standard">
      <style:text-properties fo:color="#c9211e" fo:font-size="10pt" fo:font-weight="bold" officeooo:rsid="001788a0" officeooo:paragraph-rsid="001788a0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c9211e" fo:font-size="10pt" fo:font-weight="bold" officeooo:paragraph-rsid="00065f86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c9211e" fo:font-size="10pt" fo:font-weight="bold" officeooo:rsid="0018e5d3" officeooo:paragraph-rsid="0018e5d3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000000" fo:font-size="10pt" fo:font-weight="normal" officeooo:rsid="001a2acc" officeooo:paragraph-rsid="001a2acc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fo:font-size="10pt" fo:font-weight="normal" officeooo:rsid="001c0628" officeooo:paragraph-rsid="001c0628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officeooo:paragraph-rsid="001ca9bb"/>
    </style:style>
    <style:style style:name="P15" style:family="paragraph" style:parent-style-name="Standard">
      <style:text-properties officeooo:rsid="001dec3f" officeooo:paragraph-rsid="001dec3f" fo:background-color="transparent"/>
    </style:style>
    <style:style style:name="P16" style:family="paragraph" style:parent-style-name="Standard">
      <style:text-properties fo:font-weight="normal" officeooo:paragraph-rsid="001c0628" fo:background-color="transparent" style:font-weight-asian="normal" style:font-weight-complex="normal"/>
    </style:style>
    <style:style style:name="P17" style:family="paragraph" style:parent-style-name="Standard">
      <style:text-properties officeooo:paragraph-rsid="00065f86" fo:background-color="#ffff00"/>
    </style:style>
    <style:style style:name="T1" style:family="text"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T2" style:family="text">
      <style:text-properties fo:font-variant="normal" fo:text-transform="none" fo:color="#1f2328" style:text-line-through-style="none" style:text-line-through-type="none" style:font-name="ui-monospace" fo:font-size="7.19999980926514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font-name="Liberation Sans" fo:font-size="10pt" fo:letter-spacing="normal" fo:font-style="normal" fo:font-weight="bold" officeooo:rsid="001a2acc" fo:background-color="#ffff00" loext:char-shading-value="0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000000" style:font-name="Liberation Sans" fo:font-size="10pt" fo:letter-spacing="normal" fo:font-style="normal" fo:font-weight="bold" officeooo:rsid="001ca9bb" fo:background-color="#ffff00" loext:char-shading-value="0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style:font-name="Liberation Sans" fo:font-size="10pt" fo:letter-spacing="normal" fo:font-style="normal" fo:font-weight="normal" officeooo:rsid="001c0628" fo:background-color="#ffff00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Liberation Sans" fo:font-size="10pt" fo:letter-spacing="normal" fo:font-style="normal" fo:font-weight="normal" fo:background-color="#ffff00" loext:char-shading-value="0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style:font-name="Liberation Sans" fo:font-size="10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style:font-name="Liberation Sans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officeooo:rsid="001a2ac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2acc" style:font-weight-asian="bold" style:font-weight-complex="bold"/>
    </style:style>
    <style:style style:name="T12" style:family="text">
      <style:text-properties fo:font-weight="bold" officeooo:rsid="001a2acc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bold" officeooo:rsid="001a2acc" fo:background-color="#ffff00" loext:char-shading-value="0" style:font-weight-asian="bold" style:font-weight-complex="bold"/>
    </style:style>
    <style:style style:name="T16" style:family="text">
      <style:text-properties fo:font-weight="bold" officeooo:rsid="001a2acc" fo:background-color="#ffff00" loext:char-shading-value="0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officeooo:rsid="001c0628"/>
    </style:style>
    <style:style style:name="T19" style:family="text">
      <style:text-properties fo:color="#000000" fo:font-size="10pt" fo:font-weight="bold" officeooo:rsid="001c0628" fo:background-color="#ffff00" loext:char-shading-value="0" style:font-size-asian="10pt" style:font-weight-asian="bold" style:font-size-complex="10pt" style:font-weight-complex="bold"/>
    </style:style>
    <style:style style:name="T20" style:family="text">
      <style:text-properties fo:color="#000000" fo:font-size="10pt" fo:font-weight="bold" officeooo:rsid="001a2acc" fo:background-color="#ffff00" loext:char-shading-value="0" style:font-size-asian="10pt" style:font-weight-asian="bold" style:font-size-complex="10pt" style:font-weight-complex="bold"/>
    </style:style>
    <style:style style:name="T2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000000" fo:font-size="10pt" fo:font-weight="bold" officeooo:rsid="001c0628" style:font-size-asian="10pt" style:font-weight-asian="bold" style:font-size-complex="10pt" style:font-weight-complex="bold"/>
    </style:style>
    <style:style style:name="T23" style:family="text">
      <style:text-properties fo:color="#000000" fo:font-size="10pt" fo:font-weight="bold" officeooo:rsid="001c0628" style:font-size-asian="10pt" style:font-weight-asian="bold" style:font-size-complex="10pt" style:font-weight-complex="bold"/>
    </style:style>
    <style:style style:name="T24" style:family="text">
      <style:text-properties fo:color="#000000" fo:font-size="10pt" fo:font-weight="bold" officeooo:rsid="001a2acc" style:font-size-asian="10pt" style:font-weight-asian="bold" style:font-size-complex="10pt" style:font-weight-complex="bold"/>
    </style:style>
    <style:style style:name="T25" style:family="text">
      <style:text-properties fo:color="#000000" fo:font-size="10pt" fo:font-weight="bold" officeooo:rsid="001a2acc" style:font-size-asian="10pt" style:font-weight-asian="bold" style:font-size-complex="10pt" style:font-weight-complex="bold"/>
    </style:style>
    <style:style style:name="T26" style:family="text">
      <style:text-properties fo:color="#000000" fo:font-size="10pt" fo:font-weight="bold" officeooo:rsid="001dec3f" style:font-size-asian="10pt" style:font-weight-asian="bold" style:font-size-complex="10pt" style:font-weight-complex="bold"/>
    </style:style>
    <style:style style:name="T27" style:family="text">
      <style:text-properties fo:color="#000000" fo:font-size="10pt" officeooo:rsid="001c0628" style:font-size-asian="10pt" style:font-size-complex="10pt"/>
    </style:style>
    <style:style style:name="T28" style:family="text">
      <style:text-properties fo:color="#000000" fo:font-size="10pt" officeooo:rsid="001a2acc" style:font-size-asian="10pt" style:font-size-complex="10pt"/>
    </style:style>
    <style:style style:name="T29" style:family="text">
      <style:text-properties officeooo:rsid="001ca9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-get install gawk wget git-core diffstat unzip texinfo gcc-multilib build-essential chrpath socat libsdl1.2-dev</text:p>
      <text:p text:style-name="P2">sudo apt-get install libsdl1.2-dev xterm sed cvs subversion coreutils texi2html docbook-utils python-pysqlite2 help2man make gcc g++ desktop-file-utils sudo apt-get install libgl1-mesa-dev libglu1-mesa-dev mercurial autoconf automake groff curl lzop asciidoc u-boot-tools</text:p>
      <text:p text:style-name="P1"/>
      <text:p text:style-name="P3"><text:a xlink:type="simple" xlink:href="https://github.com/Carlstone/fsl-arm-yocto-bsp" text:style-name="Internet_20_link" text:visited-style-name="Visited_20_Internet_20_Link">https://github.com/Carlstone/fsl-arm-yocto-bsp</text:a></text:p>
      <text:p text:style-name="P3"/>
      <text:p text:style-name="P5">$: mkdir ~/bin</text:p>
      <text:p text:style-name="P6"><text:span text:style-name="T1">$: curl </text:span><text:a xlink:type="simple" xlink:href="http://commondatastorage.googleapis.com/git-repo-downloads/repo" text:style-name="Internet_20_link" text:visited-style-name="Visited_20_Internet_20_Link"><text:span text:style-name="T2">http://commondatastorage.googleapis.com/git-repo-downloads/repo</text:span></text:a><text:span text:style-name="T1"> <text:s/>&gt; ~/bin/repo</text:span></text:p>
      <text:p text:style-name="P7">$: chmod a+x ~/bin/repo</text:p>
      <text:p text:style-name="P7">$: PATH=${PATH}:~/bin</text:p>
      <text:p text:style-name="P5"/>
      <text:p text:style-name="P5">Download the Yocto Project Environment into your directory:</text:p>
      <text:p text:style-name="P7">-----------------------------------------------------------</text:p>
      <text:p text:style-name="P7">$: mkdir fsl-arm-yocto-bsp</text:p>
      <text:p text:style-name="P7">$: cd fsl-arm-yocto-bsp</text:p>
      <text:p text:style-name="P7">$: repo init -u git://git.freescale.com/imx/fsl-arm-yocto-bsp.git -b imx-4.1-krogoth [-m &lt;manifest&gt;]</text:p>
      <text:p text:style-name="P8">$: repo init -u git://git.freescale.com/imx/fsl-arm-yocto-bsp.git -b imx-4.1-krogoth -m default.xml</text:p>
      <text:p text:style-name="P7"/>
      <text:p text:style-name="P7">$: repo sync</text:p>
      <text:p text:style-name="P3"/>
      <text:p text:style-name="P3"/>
      <text:p text:style-name="P4"><text:a xlink:type="simple" xlink:href="https://github.com/ALIBERA/linux_book_2nd_edition" text:style-name="Internet_20_link" text:visited-style-name="Visited_20_Internet_20_Link">https://github.com/ALIBERA/linux_book_2nd_edition</text:a></text:p>
      <text:p text:style-name="P4"/>
      <text:p text:style-name="P4"/>
      <text:p text:style-name="P9"><text:a xlink:type="simple" xlink:href="https://www.youtube.com/watch?v=nC7u0eqCYgQ&amp;list=PL7y1xki46hlyAvJSrzyRnshnknU0BJJAu" text:style-name="Internet_20_link" text:visited-style-name="Visited_20_Internet_20_Link">https://www.youtube.com/watch?v=nC7u0eqCYgQ&amp;list=PL7y1xki46hlyAvJSrzyRnshnknU0BJJAu</text:a></text:p>
      <text:p text:style-name="P11">Добавление модуля в ядро</text:p>
      <text:p text:style-name="P12">bbb — прошивка <text:s/><text:span text:style-name="T10">bone-debian-10.3-console-armhf-2020-04-06-1gb.img.xz</text:span></text:p>
      <text:p text:style-name="P12"><text:span text:style-name="T10"/></text:p>
      <text:p text:style-name="P13">split -b 50M <text:s/><text:span text:style-name="T9">bone-debian-10.3-console-armhf-2020-04-06-1gb.img.xz <text:s text:c="3"/></text:span></text:p>
      <text:p text:style-name="P16"><text:span text:style-name="T27">split -n 5 <text:s/></text:span><text:span text:style-name="T28">bone-debian-10.3-console-armhf-2020-04-06-1gb.img.xz </text:span></text:p>
      <text:p text:style-name="P14"><text:span text:style-name="T3">split -a 1 --numeric-suffixes</text:span><text:span text:style-name="T4">=</text:span><text:span text:style-name="T3">1 -n 3 bone-debian-10.3-console-armhf-2020-04-06-1gb.img.xz split.part_ <text:s text:c="2"/></text:span><text:span text:style-name="T5">(чтобы положить на github)</text:span></text:p>
      <text:p text:style-name="P15"><text:span text:style-name="T7">md5sum bone-debian-10.3-console-armhf-2020-04-06-1gb.img.xz </text:span></text:p>
      <text:p text:style-name="P15"><text:span text:style-name="T7">0965c341c49319e29cc07bc88ec7c069 <text:s/>bone-debian-10.3-console-armhf-2020-04-06-1gb.img.xz</text:span></text:p>
      <text:p text:style-name="P15"><text:span text:style-name="T7">rm bone-debian-10.3-console-armhf-2020-04-06-1gb.img.xz</text:span></text:p>
      <text:p text:style-name="P17"><text:span text:style-name="T21">cat split.part_* &gt; bone-debian-10.3-console-armhf-2020-04-06-1gb.img.xz</text:span></text:p>
      <text:p text:style-name="P17"><text:span text:style-name="T26"/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17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5T14:50:41.114419162</dc:date>
    <meta:editing-duration>PT1H56M19S</meta:editing-duration>
    <meta:editing-cycles>26</meta:editing-cycles>
    <meta:document-statistic meta:table-count="0" meta:image-count="0" meta:object-count="0" meta:page-count="1" meta:paragraph-count="25" meta:word-count="135" meta:character-count="1718" meta:non-whitespace-character-count="1595"/>
  </office:meta>
</office:document-meta>
</file>